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63e39" style:font-weight-asian="bold" style:font-weight-complex="bold"/>
    </style:style>
    <style:style style:name="P2" style:family="paragraph" style:parent-style-name="Standard_20__28_user_29_">
      <style:text-properties fo:font-weight="bold" officeooo:paragraph-rsid="00063e39" style:font-weight-asian="bold" style:font-weight-complex="bold"/>
    </style:style>
    <style:style style:name="P3" style:family="paragraph" style:parent-style-name="Standard_20__28_user_29_">
      <style:text-properties fo:font-weight="bold" officeooo:rsid="000ef1c1" officeooo:paragraph-rsid="00063e39" style:font-weight-asian="bold" style:font-weight-complex="bold"/>
    </style:style>
    <style:style style:name="P4" style:family="paragraph" style:parent-style-name="Standard_20__28_user_29_">
      <style:paragraph-properties fo:text-align="end" style:justify-single-word="false"/>
      <style:text-properties officeooo:paragraph-rsid="00063e39"/>
    </style:style>
    <style:style style:name="P5" style:family="paragraph" style:parent-style-name="Standard_20__28_user_29_">
      <style:text-properties fo:font-weight="normal" officeooo:rsid="000ef1c1" officeooo:paragraph-rsid="00063e39" style:font-weight-asian="normal" style:font-weight-complex="normal"/>
    </style:style>
    <style:style style:name="P6" style:family="paragraph" style:parent-style-name="Standard_20__28_user_29_">
      <style:text-properties fo:font-weight="normal" officeooo:paragraph-rsid="00063e39" style:font-weight-asian="normal" style:font-weight-complex="normal"/>
    </style:style>
    <style:style style:name="P7" style:family="paragraph" style:parent-style-name="Standard_20__28_user_29_">
      <style:text-properties fo:color="#000000" loext:opacity="100%" style:font-name="JetBrains Mono" fo:font-size="10pt" fo:font-style="normal" fo:font-weight="normal" officeooo:paragraph-rsid="00063e39" style:font-size-asian="10pt" style:font-style-asian="normal" style:font-weight-asian="normal" style:font-weight-complex="bold"/>
    </style:style>
    <style:style style:name="P8" style:family="paragraph" style:parent-style-name="Standard_20__28_user_29_">
      <style:text-properties fo:color="#000000" loext:opacity="100%" fo:font-weight="bold" officeooo:paragraph-rsid="00063e39" style:font-weight-asian="bold" style:font-weight-complex="bold"/>
    </style:style>
    <style:style style:name="P9" style:family="paragraph" style:parent-style-name="Standard_20__28_user_29_">
      <style:text-properties officeooo:paragraph-rsid="00063e39"/>
    </style:style>
    <style:style style:name="P1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paragraph-rsid="00063e39" style:font-size-asian="10pt" style:font-style-asian="normal" style:font-weight-asian="normal" style:font-weight-complex="bold"/>
    </style:style>
    <style:style style:name="P1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font-weight="bold" officeooo:paragraph-rsid="00063e39" style:font-weight-asian="bold" style:font-weight-complex="bold"/>
    </style:style>
    <style:style style:name="P12" style:family="paragraph" style:parent-style-name="Standard_20__28_user_29_">
      <style:text-properties style:font-name="Liberation Serif" fo:font-weight="normal" officeooo:paragraph-rsid="00063e39" style:font-name-asian="Tahoma1" style:font-weight-asian="normal" style:font-name-complex="Droid Sans Devanagari" style:font-weight-complex="normal"/>
    </style:style>
    <style:style style:name="P13" style:family="paragraph" style:parent-style-name="Standard_20__28_user_29_">
      <style:text-properties fo:color="#a9b7c6" loext:opacity="100%" style:font-name="JetBrains Mono" fo:font-size="10pt" fo:font-style="normal" fo:font-weight="normal" officeooo:paragraph-rsid="00063e39" style:font-size-asian="10pt" style:font-style-asian="normal" style:font-weight-asian="normal" style:font-weight-complex="bold"/>
    </style:style>
    <style:style style:name="P14" style:family="paragraph" style:parent-style-name="Standard_20__28_user_29_">
      <style:text-properties fo:color="#000000" loext:opacity="100%" style:font-name="JetBrains Mono" fo:font-size="10pt" fo:font-style="normal" fo:font-weight="normal" officeooo:paragraph-rsid="00063e39" style:font-size-asian="10pt" style:font-style-asian="normal" style:font-weight-asian="normal" style:font-weight-complex="bold"/>
    </style:style>
    <style:style style:name="P15" style:family="paragraph" style:parent-style-name="Standard_20__28_user_29_">
      <style:text-properties fo:font-weight="normal" officeooo:paragraph-rsid="00063e39" style:font-weight-asian="normal" style:font-weight-complex="normal"/>
    </style:style>
    <style:style style:name="P16" style:family="paragraph" style:parent-style-name="Standard_20__28_user_29_">
      <style:text-properties fo:font-weight="normal" officeooo:rsid="000ef1c1" officeooo:paragraph-rsid="00063e3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db0d" style:font-weight-asian="bold" style:font-weight-complex="bold"/>
    </style:style>
    <style:style style:name="T3" style:family="text">
      <style:text-properties fo:font-weight="bold" officeooo:rsid="00063e39" style:font-weight-asian="bold" style:font-weight-complex="bold"/>
    </style:style>
    <style:style style:name="T4" style:family="text">
      <style:text-properties fo:font-weight="bold" style:font-name-asian="Times New Roman1" style:font-weight-asian="bold" style:font-name-complex="Times New Roman1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63e39" style:font-weight-asian="normal" style:font-weight-complex="normal"/>
    </style:style>
    <style:style style:name="T7" style:family="text">
      <style:text-properties style:font-name="Liberation Serif" fo:font-weight="bold" style:font-name-asian="Tahoma1" style:font-weight-asian="bold" style:font-name-complex="Droid Sans Devanagari" style:font-weight-complex="bold"/>
    </style:style>
    <style:style style:name="T8" style:family="text">
      <style:text-properties style:font-name="Liberation Serif" fo:font-weight="normal" style:font-name-asian="Tahoma1" style:font-weight-asian="normal" style:font-name-complex="Droid Sans Devanagari" style:font-weight-complex="normal"/>
    </style:style>
    <style:style style:name="T9" style:family="text">
      <style:text-properties style:font-name="Liberation Serif" fo:font-weight="normal" officeooo:rsid="00063e39" style:font-name-asian="Tahoma1" style:font-weight-asian="normal" style:font-name-complex="Droid Sans Devanagari" style:font-weight-complex="normal"/>
    </style:style>
    <style:style style:name="T10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c7832" loext:opacity="100%"/>
    </style:style>
    <style:style style:name="T1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888c6" loext:opacity="100%"/>
    </style:style>
    <style:style style:name="T1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8759" loext:opacity="100%"/>
    </style:style>
    <style:style style:name="T17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897bb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тудент группы ИС-22 Енгибарян М.В.</text:p>
      <text:p text:style-name="P9"><text:span text:style-name="T1">Практическое занятие </text:span><text:span text:style-name="T4">№</text:span><text:span text:style-name="T1"> </text:span><text:span text:style-name="T2">1</text:span><text:span text:style-name="T3">3</text:span></text:p>
      <text:p text:style-name="P2"/>
      <text:p text:style-name="P9"><text:span text:style-name="T1">Тема:</text:span><text:span text:style-name="T5"> составление программ с матрицами в IDEPyCharmCommunity</text:span></text:p>
      <text:p text:style-name="P9"><text:span text:style-name="T7">Цель: </text:span><text:span text:style-name="T8">закрепить усвоенные знания, понятия, алгоритмы, основные принципы составления программ, приобрести навыки составление программ с использованием с матриц в IDE PyCharm Community.</text:span></text:p>
      <text:p text:style-name="P12"/>
      <text:p text:style-name="P3">Задача 1.</text:p>
      <text:p text:style-name="P3"/>
      <text:p text:style-name="P2">Постановка задачи.</text:p>
      <text:p text:style-name="P7">В матрице элементы третьей строки заменить элементами из одномерного динамического массива соответствующей размерности.</text:p>
      <text:p text:style-name="P2">Текст программы:</text:p>
      <text:p text:style-name="P10">matrix = [[x * y <text:span text:style-name="T11">for </text:span>x <text:span text:style-name="T11">in </text:span><text:span text:style-name="T14">range</text:span>(<text:span text:style-name="T18">2</text:span><text:span text:style-name="T11">, </text:span><text:span text:style-name="T18">5</text:span>)] <text:span text:style-name="T11">for </text:span>y <text:span text:style-name="T11">in </text:span><text:span text:style-name="T14">range</text:span>(<text:span text:style-name="T18">2</text:span><text:span text:style-name="T11">, </text:span><text:span text:style-name="T18">5</text:span>)]<text:line-break/><text:line-break/>array = [<text:span text:style-name="T18">10</text:span><text:span text:style-name="T11">, </text:span><text:span text:style-name="T18">11</text:span><text:span text:style-name="T11">, </text:span><text:span text:style-name="T18">12</text:span>]<text:line-break/><text:line-break/>new_matrix = [array <text:span text:style-name="T11">if </text:span>i == <text:span text:style-name="T18">2 </text:span><text:span text:style-name="T11">else </text:span>a <text:span text:style-name="T11">for </text:span>i<text:span text:style-name="T11">, </text:span>a <text:span text:style-name="T11">in </text:span><text:span text:style-name="T14">enumerate</text:span>(matrix)]<text:line-break/><text:line-break/><text:span text:style-name="T14">print</text:span>(<text:span text:style-name="T16">"Матрица с замененной третьей строкой:"</text:span>)<text:line-break/><text:span text:style-name="T11">for </text:span>a <text:span text:style-name="T11">in </text:span>new_matrix:<text:line-break/> <text:s text:c="3"/><text:span text:style-name="T14">print</text:span>(a)</text:p>
      <text:p text:style-name="P13"/>
      <text:p text:style-name="P2">Протокол работы программы:</text:p>
      <text:p text:style-name="P6">/usr/bin/python3.9 /home/student/Документы/PycharmProjects/IS-22/Engibaryan/PZ-13/13.1.py </text:p>
      <text:p text:style-name="P6">Матрица с замененной третьей строкой:</text:p>
      <text:p text:style-name="P6">[4, 6, 8]</text:p>
      <text:p text:style-name="P6">[6, 9, 12]</text:p>
      <text:p text:style-name="P6">[10, 11, 12]</text:p>
      <text:p text:style-name="P6"/>
      <text:p text:style-name="P6">Process finished with exit code 0</text:p>
      <text:p text:style-name="P6"/>
      <text:p text:style-name="P3">Задача 2.</text:p>
      <text:p text:style-name="P3"/>
      <text:p text:style-name="P8">Постановка задачи.</text:p>
      <text:p text:style-name="P7">В матрице найти среднее арифметическое положительных элементов.</text:p>
      <text:p text:style-name="P2">Текст программы:</text:p>
      <text:p text:style-name="P11"><text:span text:style-name="T12">matrix = [[x * y </text:span><text:span text:style-name="T10">for </text:span><text:span text:style-name="T12">x </text:span><text:span text:style-name="T10">in </text:span><text:span text:style-name="T13">range</text:span><text:span text:style-name="T12">(</text:span><text:span text:style-name="T17">2</text:span><text:span text:style-name="T10">, </text:span><text:span text:style-name="T17">5</text:span><text:span text:style-name="T12">)] </text:span><text:span text:style-name="T10">for </text:span><text:span text:style-name="T12">y </text:span><text:span text:style-name="T10">in </text:span><text:span text:style-name="T13">range</text:span><text:span text:style-name="T12">(-</text:span><text:span text:style-name="T17">1</text:span><text:span text:style-name="T10">, </text:span><text:span text:style-name="T17">2</text:span><text:span text:style-name="T12">)]</text:span><text:line-break/><text:span text:style-name="T13">print</text:span><text:span text:style-name="T12">(</text:span><text:span text:style-name="T15">"Матрица:"</text:span><text:span text:style-name="T12">)</text:span><text:line-break/><text:span text:style-name="T10">for </text:span><text:span text:style-name="T12">line </text:span><text:span text:style-name="T10">in </text:span><text:span text:style-name="T12">matrix:</text:span><text:line-break/><text:span text:style-name="T12"> <text:s text:c="3"/></text:span><text:span text:style-name="T13">print</text:span><text:span text:style-name="T12">(line)</text:span><text:line-break/><text:line-break/><text:span text:style-name="T12">positive_elements = [element </text:span><text:span text:style-name="T10">for </text:span><text:span text:style-name="T12">line </text:span><text:span text:style-name="T10">in </text:span><text:span text:style-name="T12">matrix </text:span><text:span text:style-name="T10">for </text:span><text:span text:style-name="T12">element </text:span><text:span text:style-name="T10">in </text:span><text:span text:style-name="T12">line </text:span><text:span text:style-name="T10">if </text:span><text:span text:style-name="T12">element &gt; </text:span><text:span text:style-name="T17">0</text:span><text:span text:style-name="T12">]</text:span><text:line-break/><text:line-break/><text:span text:style-name="T10">if </text:span><text:span text:style-name="T12">positive_elements:</text:span><text:line-break/><text:span text:style-name="T12"> <text:s text:c="3"/>sredni_positive = </text:span><text:span text:style-name="T13">sum</text:span><text:span text:style-name="T12">(positive_elements) / </text:span><text:span text:style-name="T13">len</text:span><text:span text:style-name="T12">(positive_elements)</text:span><text:line-break/><text:span text:style-name="T12"> <text:s text:c="3"/></text:span><text:span text:style-name="T13">print</text:span><text:span text:style-name="T12">(</text:span><text:span text:style-name="T15">"Среднее арифметическое положительных элементов: "</text:span><text:span text:style-name="T10">, </text:span><text:span text:style-name="T12">sredni_positive)</text:span><text:line-break/><text:span text:style-name="T10">else</text:span><text:span text:style-name="T12">:</text:span><text:line-break/><text:span text:style-name="T12"> <text:s text:c="3"/></text:span><text:span text:style-name="T13">print</text:span><text:span text:style-name="T12">(</text:span><text:span text:style-name="T15">"В матрице нет положительных элементов."</text:span><text:span text:style-name="T12">)</text:span></text:p>
      <text:p text:style-name="P11"><text:span text:style-name="T12"/></text:p>
      <text:p text:style-name="P1"/>
      <text:p text:style-name="P1"/>
      <text:p text:style-name="P2"><text:soft-page-break/>Протокол работы программы:</text:p>
      <text:p text:style-name="P5">/usr/bin/python3.9 /home/student/Документы/PycharmProjects/IS-22/Engibaryan/PZ-13/13.2.py </text:p>
      <text:p text:style-name="P5">Матрица:</text:p>
      <text:p text:style-name="P5">[-2, -3, -4]</text:p>
      <text:p text:style-name="P5">[0, 0, 0]</text:p>
      <text:p text:style-name="P5">[2, 3, 4]</text:p>
      <text:p text:style-name="P5">Среднее арифметическое положительных элементов: <text:s/>3.0</text:p>
      <text:p text:style-name="P5"/>
      <text:p text:style-name="P5">Process finished with exit code 0</text:p>
      <text:p text:style-name="P5"/>
      <text:p text:style-name="P9"><text:span text:style-name="T1">Вывод:</text:span><text:span text:style-name="T5"> </text:span><text:span text:style-name="T6">я</text:span><text:span text:style-name="T5"> </text:span><text:span text:style-name="T8">закрепи</text:span><text:span text:style-name="T9">ла</text:span><text:span text:style-name="T8"> усвоенные знания, понятия, алгоритмы, основные принципы составления программ, приобре</text:span><text:span text:style-name="T9">ла</text:span><text:span text:style-name="T8"> навыки составление программ с использованием матриц в IDE PyCharm Commun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Verdana" style:font-family-asian="Verdana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2-21T10:42:33.543127000</dc:date>
    <meta:editing-cycles>3</meta:editing-cycles>
    <meta:editing-duration>PT6M44S</meta:editing-duration>
    <meta:document-statistic meta:table-count="0" meta:image-count="0" meta:object-count="0" meta:page-count="2" meta:paragraph-count="30" meta:word-count="242" meta:character-count="1873" meta:non-whitespace-character-count="1633"/>
    <meta:user-defined meta:name="Поле 1"/>
    <meta:user-defined meta:name="Поле 2"/>
    <meta:user-defined meta:name="Поле 3"/>
    <meta:user-defined meta:name="Поле 4"/>
  </office:meta>
</office:document-meta>
</file>